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6cm" svg:height="1.2cm" svg:x="3cm" svg:y="3cm">
          <text:p text:style-name="P1">RestartGame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6cm" svg:height="1.1cm" svg:x="3cm" svg:y="5cm">
          <text:p text:style-name="P1">ResetRe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cm" svg:height="1.3cm" svg:x="3.1cm" svg:y="6.9cm">
          <text:p text:style-name="P1">EndAll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1cm" svg:height="1cm" svg:x="2.9cm" svg:y="9cm">
          <text:p text:style-name="P1">RecordAll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cm" svg:height="1.2cm" svg:x="3.1cm" svg:y="10.9cm">
          <text:p text:style-name="P1">Load_imageAlpha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6.4cm" svg:height="1.1cm" svg:x="2.9cm" svg:y="13.1cm">
          <text:p text:style-name="P1">drawParallaxLayers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6.1cm" svg:height="1.3cm" svg:x="3.1cm" svg:y="14.9cm">
          <text:p text:style-name="P1">CreateAll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cm" svg:height="1.3cm" svg:x="3cm" svg:y="17cm">
          <text:p text:style-name="P1">DrawSprite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9cm" svg:height="1.3cm" svg:x="12.1cm" svg:y="3cm">
          <text:p text:style-name="P1">WhichMorphTyp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cm" svg:height="1.4cm" svg:x="12cm" svg:y="5cm">
          <text:p text:style-name="P1">OK_P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cm" svg:height="1.3cm" svg:x="12cm" svg:y="6.9cm">
          <text:p text:style-name="P1">OK_PaceEnemy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7cm" svg:height="1.6cm" svg:x="12.1cm" svg:y="8.9cm">
          <text:p text:style-name="P1">AddTick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cm" svg:height="1.3cm" svg:x="12.1cm" svg:y="11.1cm">
          <text:p text:style-name="P1">resetAnimationPace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7.3cm" svg:height="1.2cm" svg:x="12.1cm" svg:y="13cm">
          <text:p text:style-name="P1">apply_su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9cm" svg:height="0.9cm" svg:x="12cm" svg:y="14.9cm">
          <text:p text:style-name="P1">stretchPicToBackBuff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4cm" svg:height="1.3cm" svg:x="12.1cm" svg:y="17cm">
          <text:p text:style-name="P1">stretchBl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1.2cm" svg:x="20.1cm" svg:y="3.1cm">
          <text:p text:style-name="P1">PasteScreenToAnoth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cm" svg:height="1.1cm" svg:x="20.8cm" svg:y="5.1cm">
          <text:p text:style-name="P1">bli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3cm" svg:height="1.3cm" svg:x="21cm" svg:y="7cm">
          <text:p text:style-name="P1">setUpParallaxLayer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1cm" svg:y1="7.65cm" svg:x2="9cm" svg:y2="9.5cm" draw:start-shape="id1" draw:start-glue-point="3" draw:end-shape="id2" draw:end-glue-point="1" svg:d="m21000 7650h-6000v1850h-6000">
          <text:p/>
        </draw:connector>
        <draw:connector draw:style-name="gr2" draw:text-style-name="P1" draw:layer="layout" svg:x1="9cm" svg:y1="17.65cm" svg:x2="12.1cm" svg:y2="11.75cm" draw:start-shape="id3" draw:start-glue-point="1" draw:end-shape="id4" draw:end-glue-point="3" svg:d="m9000 17650h1550v-5900h1550">
          <text:p/>
        </draw:connector>
        <draw:connector draw:style-name="gr2" draw:text-style-name="P1" draw:layer="layout" svg:x1="6cm" svg:y1="18.3cm" svg:x2="12.1cm" svg:y2="9.7cm" draw:start-shape="id3" draw:start-glue-point="2" draw:end-shape="id5" draw:end-glue-point="3" svg:d="m6000 18300v501h4550v-9101h1550">
          <text:p/>
        </draw:connector>
        <draw:connector draw:style-name="gr2" draw:text-style-name="P1" draw:layer="layout" svg:x1="6cm" svg:y1="17cm" svg:x2="12.1cm" svg:y2="3.65cm" draw:start-shape="id3" draw:start-glue-point="0" draw:end-shape="id6" draw:end-glue-point="3" svg:d="m6000 17000v-13350h6100">
          <text:p/>
        </draw:connector>
        <draw:connector draw:style-name="gr2" draw:text-style-name="P1" draw:layer="layout" svg:x1="9.3cm" svg:y1="13.65cm" svg:x2="9.2cm" svg:y2="15.55cm" draw:start-shape="id7" draw:start-glue-point="1" draw:end-shape="id8" svg:d="m9300 13650h501v1900h-601">
          <text:p/>
        </draw:connector>
        <draw:custom-shape draw:style-name="gr1" draw:text-style-name="P1" xml:id="id10" draw:id="id10" draw:layer="layout" svg:width="11.4cm" svg:height="1.3cm" svg:x="23.1cm" svg:y="10.4cm">
          <text:p text:style-name="P1">CreateNewThing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cm" svg:y1="5.55cm" svg:x2="23.1cm" svg:y2="11.05cm" draw:start-shape="id9" draw:start-glue-point="1" draw:end-shape="id10" draw:end-glue-point="3" svg:d="m9000 5550h7050v5500h7050">
          <text:p/>
        </draw:connector>
        <draw:custom-shape draw:style-name="gr1" draw:text-style-name="P1" xml:id="id12" draw:id="id12" draw:layer="layout" svg:width="9.6cm" svg:height="2cm" svg:x="23.7cm" svg:y="13.7cm">
          <text:p text:style-name="P1">ResetPlay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cm" svg:y1="3.6cm" svg:x2="23.7cm" svg:y2="14.7cm" draw:start-shape="id11" draw:start-glue-point="1" draw:end-shape="id12" svg:d="m9000 3600h7350v11100h7350">
          <text:p/>
        </draw:connector>
        <draw:custom-shape draw:style-name="gr1" draw:text-style-name="P1" xml:id="id13" draw:id="id13" draw:layer="layout" svg:width="11.1cm" svg:height="1.9cm" svg:x="24.2cm" svg:y="16.6cm">
          <text:p text:style-name="P1">ResetBoss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2.2cm" svg:height="2.2cm" svg:x="24.3cm" svg:y="19.6cm">
          <text:p text:style-name="P1">ResetEnemi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12.1cm" svg:height="2.2cm" svg:x="24.2cm" svg:y="22.7cm">
          <text:p text:style-name="P1">ResetObject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cm" svg:y1="3.6cm" svg:x2="24.2cm" svg:y2="17.55cm" draw:start-shape="id11" draw:start-glue-point="1" draw:end-shape="id13" draw:end-glue-point="3" svg:d="m9000 3600h7600v13950h7600">
          <text:p/>
        </draw:connector>
        <draw:connector draw:style-name="gr2" draw:text-style-name="P1" draw:layer="layout" svg:x1="9cm" svg:y1="3.6cm" svg:x2="24.3cm" svg:y2="20.7cm" draw:start-shape="id11" draw:start-glue-point="1" draw:end-shape="id14" draw:end-glue-point="3" svg:d="m9000 3600h7650v17100h7650">
          <text:p/>
        </draw:connector>
        <draw:connector draw:style-name="gr2" draw:text-style-name="P1" draw:layer="layout" svg:x1="9cm" svg:y1="3.6cm" svg:x2="24.2cm" svg:y2="23.8cm" draw:start-shape="id11" draw:start-glue-point="1" draw:end-shape="id15" draw:end-glue-point="3" svg:d="m9000 3600h7600v20200h7600">
          <text:p/>
        </draw:connector>
        <draw:custom-shape draw:style-name="gr1" draw:text-style-name="P1" xml:id="id16" draw:id="id16" draw:layer="layout" svg:width="8cm" svg:height="1.8cm" svg:x="3.5cm" svg:y="22.6cm">
          <text:p text:style-name="P1">EnterName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6.4cm" svg:height="1.9cm" svg:x="12.9cm" svg:y="25.6cm">
          <text:p text:style-name="P1">FLIP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5cm" svg:y1="23.5cm" svg:x2="12.9cm" svg:y2="26.55cm" draw:start-shape="id16" draw:start-glue-point="1" draw:end-shape="id17" draw:end-glue-point="3" svg:d="m11500 23500h700v3050h700">
          <text:p/>
        </draw:connector>
        <draw:connector draw:style-name="gr2" draw:text-style-name="P1" draw:layer="layout" svg:x1="7.5cm" svg:y1="22.6cm" svg:x2="12.1cm" svg:y2="13.6cm" draw:start-shape="id16" draw:start-glue-point="0" draw:end-shape="id18" draw:end-glue-point="3" svg:d="m7500 22600v-9000h4600">
          <text:p/>
        </draw:connector>
        <draw:custom-shape draw:style-name="gr1" draw:text-style-name="P1" xml:id="id20" draw:id="id20" draw:layer="layout" svg:width="7.4cm" svg:height="2.3cm" svg:x="33cm" svg:y="3.6cm">
          <text:p text:style-name="P1">Load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8.3cm" svg:height="2.1cm" svg:x="32.7cm" svg:y="6.9cm">
          <text:p text:style-name="P1">DrawBackgroundBlack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5cm" svg:y1="23.5cm" svg:x2="32.7cm" svg:y2="7.95cm" draw:start-shape="id16" draw:start-glue-point="1" draw:end-shape="id19" draw:end-glue-point="3" svg:d="m11500 23500h10600v-15550h10600">
          <text:p/>
        </draw:connector>
        <draw:connector draw:style-name="gr2" draw:text-style-name="P1" draw:layer="layout" svg:x1="11.5cm" svg:y1="23.5cm" svg:x2="33cm" svg:y2="4.75cm" draw:start-shape="id16" draw:end-shape="id20" svg:d="m11500 23500h10750v-18750h10750">
          <text:p/>
        </draw:connector>
        <draw:custom-shape draw:style-name="gr1" draw:text-style-name="P1" xml:id="id21" draw:id="id21" draw:layer="layout" svg:width="10.3cm" svg:height="1.5cm" svg:x="26.5cm" svg:y="26.4cm">
          <text:p text:style-name="P1">MainScreen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8.7cm" svg:height="2cm" svg:x="1.9cm" svg:y="25.8cm">
          <text:p text:style-name="P1">GetSurfac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6.5cm" svg:y1="27.15cm" svg:x2="10.6cm" svg:y2="26.8cm" draw:start-shape="id21" draw:end-shape="id22" svg:d="m26500 27150h-7950v-350h-7950">
          <text:p/>
        </draw:connector>
        <draw:connector draw:style-name="gr2" draw:text-style-name="P1" draw:layer="layout" svg:x1="30.652cm" svg:y1="26.159cm" svg:x2="19.4cm" svg:y2="13.6cm" draw:end-shape="id18" draw:end-glue-point="1" svg:d="m30652 26159h-5375v-12559h-58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47M35S</meta:editing-duration>
    <meta:editing-cycles>14</meta:editing-cycles>
    <meta:generator>LibreOffice/3.6$Windows_x86 LibreOffice_project/da8c1e6-fd468f4-454e206-f42a4a9-143cfd</meta:generator>
    <dc:date>2012-11-17T00:47:01.53</dc:date>
    <meta:document-statistic meta:object-count="46"/>
  </office:meta>
</office:document-meta>
</file>